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3pt" fo:language="ru" fo:country="RU" officeooo:rsid="0028c5ca" officeooo:paragraph-rsid="00251650" style:font-size-asian="13pt" style:language-asian="zxx" style:country-asian="none" style:font-size-complex="13pt" style:language-complex="zxx" style:country-complex="none"/>
    </style:style>
    <style:style style:name="P2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fo:font-size="13pt" fo:language="ru" fo:country="RU" officeooo:rsid="002eb741" officeooo:paragraph-rsid="002eb741" style:font-size-asian="13pt" style:language-asian="zxx" style:country-asian="none" style:font-size-complex="13pt" style:language-complex="zxx" style:country-complex="none"/>
    </style:style>
    <style:style style:name="P3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fo:font-size="13pt" fo:language="ru" fo:country="RU" officeooo:rsid="003480d9" officeooo:paragraph-rsid="003480d9" style:font-size-asian="13pt" style:language-asian="zxx" style:country-asian="none" style:font-size-complex="13pt" style:language-complex="zxx" style:country-complex="none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499cm"/>
        </style:tab-stops>
      </style:paragraph-properties>
      <style:text-properties style:font-name="Liberation Serif1" fo:font-size="13pt" officeooo:paragraph-rsid="00251650" style:font-size-asian="13pt" style:font-size-complex="13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499cm"/>
        </style:tab-stops>
      </style:paragraph-properties>
      <style:text-properties style:font-name="Liberation Serif1" officeooo:paragraph-rsid="0034e820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1" fo:font-size="13pt" officeooo:rsid="001b7844" officeooo:paragraph-rsid="001b7844" style:font-size-asian="13pt" style:font-size-complex="13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1" fo:font-size="13pt" style:font-size-asian="13pt" style:font-size-complex="13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1" fo:font-size="13pt" officeooo:paragraph-rsid="00271c41" style:font-size-asian="13pt" style:font-size-complex="13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1" fo:font-size="13pt" officeooo:rsid="00271c41" officeooo:paragraph-rsid="00271c41" style:font-size-asian="13pt" style:font-size-complex="13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1" fo:font-size="13pt" officeooo:rsid="001c4410" officeooo:paragraph-rsid="001c4410" style:font-size-asian="13pt" style:font-size-complex="13pt"/>
    </style:style>
    <style:style style:name="P11" style:family="paragraph" style:parent-style-name="Bibliography_20_1">
      <style:paragraph-properties>
        <style:tab-stops/>
      </style:paragraph-properties>
    </style:style>
    <style:style style:name="P12" style:family="paragraph" style:parent-style-name="Standard">
      <style:paragraph-properties fo:margin-top="0cm" fo:margin-bottom="0.499cm" loext:contextual-spacing="false" fo:text-align="center" style:justify-single-word="false"/>
      <style:text-properties style:font-name="Liberation Serif1" fo:font-size="13pt" officeooo:rsid="001c4410" officeooo:paragraph-rsid="001c4410" style:font-size-asian="13pt" style:font-size-complex="13pt"/>
    </style:style>
    <style:style style:name="P13" style:family="paragraph" style:parent-style-name="Standard">
      <style:paragraph-properties fo:margin-top="0cm" fo:margin-bottom="0.499cm" loext:contextual-spacing="false" fo:text-align="center" style:justify-single-word="false"/>
      <style:text-properties style:font-name="Liberation Serif1" fo:font-size="13pt" officeooo:rsid="0036f7d4" officeooo:paragraph-rsid="0036f7d4" style:font-size-asian="13pt" style:font-size-complex="13pt"/>
    </style:style>
    <style:style style:name="P14" style:family="paragraph" style:parent-style-name="Standard" style:list-style-name="L1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3pt" fo:language="ru" fo:country="RU" officeooo:rsid="003480d9" officeooo:paragraph-rsid="003480d9" style:font-size-asian="13pt" style:language-asian="zxx" style:country-asian="none" style:font-size-complex="13pt" style:language-complex="zxx" style:country-complex="none"/>
    </style:style>
    <style:style style:name="P15" style:family="paragraph" style:parent-style-name="Standard" style:list-style-name="L1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3pt" fo:language="ru" fo:country="RU" officeooo:rsid="0034e820" officeooo:paragraph-rsid="0034e820" style:font-size-asian="13pt" style:language-asian="zxx" style:country-asian="none" style:font-size-complex="13pt" style:language-complex="zxx" style:country-complex="none"/>
    </style:style>
    <style:style style:name="P16" style:family="paragraph" style:parent-style-name="Standard" style:list-style-name="L2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3pt" fo:language="ru" fo:country="RU" officeooo:rsid="002eb741" officeooo:paragraph-rsid="002eb741" style:font-size-asian="13pt" style:language-asian="zxx" style:country-asian="none" style:font-size-complex="13pt" style:language-complex="zxx" style:country-complex="none"/>
    </style:style>
    <style:style style:name="P17" style:family="paragraph" style:parent-style-name="Standard" style:list-style-name="L2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3pt" fo:language="ru" fo:country="RU" officeooo:rsid="002fca0d" officeooo:paragraph-rsid="002fca0d" style:font-size-asian="13pt" style:language-asian="zxx" style:country-asian="none" style:font-size-complex="13pt" style:language-complex="zxx" style:country-complex="none"/>
    </style:style>
    <style:style style:name="P18" style:family="paragraph" style:parent-style-name="Standard" style:list-style-name="L2">
      <style:paragraph-properties fo:text-align="justify" style:justify-single-word="false">
        <style:tab-stops>
          <style:tab-stop style:position="1.499cm"/>
        </style:tab-stops>
      </style:paragraph-properties>
      <style:text-properties officeooo:paragraph-rsid="002fca0d"/>
    </style:style>
    <style:style style:name="P19" style:family="paragraph" style:parent-style-name="Standard" style:list-style-name="L2">
      <style:paragraph-properties fo:text-align="justify" style:justify-single-word="false">
        <style:tab-stops>
          <style:tab-stop style:position="1.499cm"/>
        </style:tab-stops>
      </style:paragraph-properties>
      <style:text-properties officeooo:paragraph-rsid="0030975a"/>
    </style:style>
    <style:style style:name="P20" style:family="paragraph" style:parent-style-name="Standard" style:list-style-name="L2">
      <style:paragraph-properties fo:text-align="justify" style:justify-single-word="false">
        <style:tab-stops>
          <style:tab-stop style:position="1.499cm"/>
        </style:tab-stops>
      </style:paragraph-properties>
      <style:text-properties officeooo:paragraph-rsid="00328d78"/>
    </style:style>
    <style:style style:name="T1" style:family="text">
      <style:text-properties fo:language="ru" fo:country="RU" officeooo:rsid="00287614" style:language-asian="zxx" style:country-asian="none" style:language-complex="zxx" style:country-complex="none"/>
    </style:style>
    <style:style style:name="T2" style:family="text">
      <style:text-properties fo:language="ru" fo:country="RU" officeooo:rsid="0028966c" style:language-asian="zxx" style:country-asian="none" style:language-complex="zxx" style:country-complex="none"/>
    </style:style>
    <style:style style:name="T3" style:family="text">
      <style:text-properties fo:language="ru" fo:country="RU" fo:font-style="italic" officeooo:rsid="0028c5ca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fo:language="ru" fo:country="RU" fo:font-style="italic" officeooo:rsid="00287614" style:language-asian="zxx" style:country-asian="none" style:font-style-asian="italic" style:language-complex="zxx" style:country-complex="none" style:font-style-complex="italic"/>
    </style:style>
    <style:style style:name="T5" style:family="text">
      <style:text-properties officeooo:rsid="00271c41"/>
    </style:style>
    <style:style style:name="T6" style:family="text">
      <style:text-properties fo:font-size="13pt" fo:language="ru" fo:country="RU" officeooo:rsid="0028966c" style:font-size-asian="13pt" style:language-asian="zxx" style:country-asian="none" style:font-size-complex="13pt" style:language-complex="zxx" style:country-complex="none"/>
    </style:style>
    <style:style style:name="T7" style:family="text">
      <style:text-properties fo:font-size="13pt" fo:language="ru" fo:country="RU" officeooo:rsid="0028c5ca" style:font-size-asian="13pt" style:language-asian="zxx" style:country-asian="none" style:font-size-complex="13pt" style:language-complex="zxx" style:country-complex="none"/>
    </style:style>
    <style:style style:name="T8" style:family="text">
      <style:text-properties fo:font-size="13pt" fo:language="ru" fo:country="RU" officeooo:rsid="002d4522" style:font-size-asian="13pt" style:language-asian="zxx" style:country-asian="none" style:font-size-complex="13pt" style:language-complex="zxx" style:country-complex="none"/>
    </style:style>
    <style:style style:name="T9" style:family="text">
      <style:text-properties fo:font-size="13pt" fo:language="ru" fo:country="RU" officeooo:rsid="002d66a1" style:font-size-asian="13pt" style:language-asian="zxx" style:country-asian="none" style:font-size-complex="13pt" style:language-complex="zxx" style:country-complex="none"/>
    </style:style>
    <style:style style:name="T10" style:family="text">
      <style:text-properties fo:font-size="13pt" fo:language="ru" fo:country="RU" officeooo:rsid="002eb741" style:font-size-asian="13pt" style:language-asian="zxx" style:country-asian="none" style:font-size-complex="13pt" style:language-complex="zxx" style:country-complex="none"/>
    </style:style>
    <style:style style:name="T11" style:family="text">
      <style:text-properties fo:font-size="13pt" fo:language="ru" fo:country="RU" officeooo:rsid="002fca0d" style:font-size-asian="13pt" style:language-asian="zxx" style:country-asian="none" style:font-size-complex="13pt" style:language-complex="zxx" style:country-complex="none"/>
    </style:style>
    <style:style style:name="T12" style:family="text">
      <style:text-properties fo:font-size="13pt" fo:language="ru" fo:country="RU" officeooo:rsid="0034e820" style:font-size-asian="13pt" style:language-asian="zxx" style:country-asian="none" style:font-size-complex="13pt" style:language-complex="zxx" style:country-complex="none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0975a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28d78" style:font-style-asian="normal" style:font-weight-asian="normal" style:font-style-complex="normal" style:font-weight-complex="normal"/>
    </style:style>
    <style:style style:name="T16" style:family="text">
      <style:text-properties style:font-name="Liberation Serif1" fo:font-style="normal" style:font-style-asian="normal" style:font-style-complex="normal"/>
    </style:style>
    <style:style style:name="T17" style:family="text">
      <style:text-properties style:font-name="Liberation Serif1" fo:font-style="normal" officeooo:rsid="00287614" style:font-style-asian="normal" style:font-style-complex="normal"/>
    </style:style>
    <style:style style:name="T18" style:family="text">
      <style:text-properties style:font-name="Liberation Serif1" fo:language="ru" fo:country="RU" fo:font-style="italic" fo:font-weight="normal" officeooo:rsid="0028c5c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9" style:family="text">
      <style:text-properties style:font-name="Liberation Serif1" fo:language="ru" fo:country="RU" fo:font-style="normal" fo:font-weight="normal" officeooo:rsid="00328d7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0" style:family="text">
      <style:text-properties style:font-name="Liberation Serif1" fo:language="ru" fo:country="RU" fo:font-style="normal" fo:font-weight="normal" officeooo:rsid="0028c5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1" style:family="text">
      <style:text-properties style:font-name="Liberation Serif1" fo:font-style="italic" officeooo:rsid="00287614" style:font-style-asian="italic" style:font-style-complex="italic"/>
    </style:style>
    <style:style style:name="T22" style:family="text">
      <style:text-properties officeooo:rsid="00360dda"/>
    </style:style>
    <style:style style:name="T23" style:family="text">
      <style:text-properties officeooo:rsid="0039874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ПО Бакалавры</text:p>
      <text:p text:style-name="P6"/>
      <text:p text:style-name="P7">Лабораторная работа № <text:span text:style-name="T23">4</text:span></text:p>
      <text:p text:style-name="P8">“<text:span text:style-name="T5">Разработка системы логирования и бэкапа БД</text:span>”</text:p>
      <text:p text:style-name="P8"/>
      <text:p text:style-name="P9">по дисциплине</text:p>
      <text:p text:style-name="P10">“Проектирование приложений баз данных”</text:p>
      <text:p text:style-name="P12"/>
      <text:p text:style-name="P13">Задание</text:p>
      <text:p text:style-name="P4"><text:tab/><text:span text:style-name="T1">Для БД, разработанной в практической работе № 1, реализовать систему логирования действий пользователя по изменению данных. Действия пользователя сохраняются <text:s/>в таблице вида: R(</text:span><text:span text:style-name="T4">LogUsers</text:span><text:span text:style-name="T1">)={User (Имя пользователя), TimeAction (дата и время действия), TableAction (из</text:span><text:span text:style-name="T2">меняемая таблица</text:span><text:span text:style-name="T1">), </text:span><text:span text:style-name="T2">Action (оператор SQL по изменению данных)</text:span><text:span text:style-name="T1">}. </text:span><text:span text:style-name="T2">Студенты с чётными номерами в журнале реализуют логирование, используя механизм хранимых функций, а с нечётными — триггеров. Продемонстрировать работу системы логирования путём выполнения различных действий по изменению данных, используя консоль PostgreSQL.</text:span></text:p>
      <text:p text:style-name="P5"><text:span text:style-name="T6"><text:tab/></text:span><text:span text:style-name="T7">Система бэкапа выполняется с использованием утилиты </text:span><text:span text:style-name="T3">pg_dump</text:span><text:span text:style-name="T7"> </text:span><text:span text:style-name="T7"><text:bibliography-mark text:identifier="Backup in PostgreSQL" text:bibliography-type="www" text:title="Создание резервной копии для СУБД PostgreSQL" text:url="https://postgrespro.ru/docs/postgresql/9.6/backup-dump">[1]</text:bibliography-mark></text:span><text:span text:style-name="T7">. </text:span><text:span text:style-name="T8">Для реализации процедуры <text:s/>бэкапа разработать приложени</text:span><text:span text:style-name="T10">е</text:span><text:span text:style-name="T8">, осуществляющее создание резервной копии базы данных без участия пользователя. Время первого запуска процедуры создания резервной копии и промежуток времени задаются через ключи командной строки.</text:span></text:p>
      <text:p text:style-name="P5"><text:span text:style-name="T12">Имя файла резервной копии формируется по синтаксису: “&lt;имя БД&gt;_&lt;дата&gt;_&lt;время&gt;”</text:span><text:span text:style-name="T8"> </text:span><text:span text:style-name="T9">Продемонстрировать работу создания резервных копий и восстановления БД на их основе.</text:span></text:p>
      <text:p text:style-name="P1"/>
      <text:bibliography text:style-name="Sect1" text:protected="true" text:name="Библиография1">
        <text:bibliography-source>
          <text:index-title-template text:style-name="Bibliography_20_Heading">Список используемых источников</text:index-title-template>
          <text:bibliography-entry-template text:bibliography-type="article" text:style-name="Bibliography_20_1">
            <text:index-entry-bibliography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. </text:index-entry-span>
            <text:index-entry-bibliography text:bibliography-data-field="title"/>
            <text:index-entry-span> [Электронный ресурс]. - Адрес:  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Список используемых источников</text:p>
          </text:index-title>
          <text:p text:style-name="P11">1. Создание резервной копии для СУБД PostgreSQL [Электронный ресурс]. - Адрес: <text:s text:c="2"/>https://postgrespro.ru/docs/postgresql/9.6/backup-dump</text:p>
        </text:index-body>
      </text:bibliography>
      <text:p text:style-name="P1"/>
      <text:p text:style-name="P1"/>
      <text:p text:style-name="P3">Содержание отчёта</text:p>
      <text:p text:style-name="P3"/>
      <text:list xml:id="list1096614155" text:style-name="L1">
        <text:list-item>
          <text:p text:style-name="P14">Текст хранимой процедуры (триггера), реализующего процесс логирования.</text:p>
        </text:list-item>
        <text:list-item>
          <text:p text:style-name="P15">Содержимое таблицы <text:s/><text:span text:style-name="T21">LogUsers</text:span><text:span text:style-name="T17"> </text:span><text:span text:style-name="T16">после операций добавления, изменения и удаления данных разными пользователями.</text:span></text:p>
        </text:list-item>
        <text:list-item>
          <text:p text:style-name="P14">Текст программы , реализующей механизм создания резервных копий.</text:p>
        </text:list-item>
        <text:list-item>
          <text:p text:style-name="P15">Пример команды <text:span text:style-name="T22">восстановления БД из резервной копии с учётм сохранения целостности БД.</text:span></text:p>
        </text:list-item>
      </text:list>
      <text:p text:style-name="P3"/>
      <text:p text:style-name="P3"/>
      <text:p text:style-name="P2">Вопросы на защиту</text:p>
      <text:p text:style-name="P2"/>
      <text:list xml:id="list4038579730" text:style-name="L2">
        <text:list-item>
          <text:p text:style-name="P16">Определение хранимой функции в БД. Синтаксис хранимой функции для СУБД PostgreSQL.</text:p>
        </text:list-item>
        <text:list-item>
          <text:p text:style-name="P16">Определение триггера в БД. Синтаксис триггера для СУБД PostgreSQL.</text:p>
        </text:list-item>
        <text:list-item>
          <text:p text:style-name="P17">Правила программирования триггера в PostgreSQL: встроенные переменные и возвращаемые значения.</text:p>
        </text:list-item>
        <text:list-item>
          <text:p text:style-name="P18"><text:soft-page-break/><text:span text:style-name="T11">Операторы ветвления в </text:span><text:span text:style-name="T13">PL/</text:span><text:span text:style-name="Emphasis"><text:span text:style-name="T13">pgSQL.</text:span></text:span></text:p>
        </text:list-item>
        <text:list-item>
          <text:p text:style-name="P19"><text:span text:style-name="Emphasis"><text:span text:style-name="T14">Операторы простого цикла и цикла с предусловием в </text:span></text:span><text:span text:style-name="Emphasis"><text:span text:style-name="T13">PL/pgSQL.</text:span></text:span></text:p>
        </text:list-item>
        <text:list-item>
          <text:p text:style-name="P20"><text:span text:style-name="Emphasis"><text:span text:style-name="T15">Какие существуют способы создания резервных копий БД для СУБД PostgreSQL? Каковы их достоинства и недостатки?</text:span></text:span></text:p>
        </text:list-item>
        <text:list-item>
          <text:p text:style-name="P20"><text:span text:style-name="Emphasis"><text:span text:style-name="T15">Как работает механизм резервирования с использованием утилиты <text:s/></text:span></text:span><text:span text:style-name="Emphasis"><text:span text:style-name="T18">pg_dump?</text:span></text:span></text:p>
        </text:list-item>
        <text:list-item>
          <text:p text:style-name="P20"><text:span text:style-name="Emphasis"><text:span text:style-name="T19">Как работает механизм восстановления БД <text:s/>на основе копии, полученной утилитой <text:s/></text:span></text:span><text:span text:style-name="Emphasis"><text:span text:style-name="T18">pg_dump</text:span></text:span><text:span text:style-name="Emphasis"><text:span text:style-name="T20">? </text:span></text:span><text:span text:style-name="Emphasis"><text:span text:style-name="T19">Как обеспечить целостность БД в случае ошибок в процессе восстановления?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.21cm" loext:contextual-spacing="false" fo:text-align="center" style:justify-single-word="false" fo:text-indent="0cm" style:auto-text-indent="false" text:number-lines="false" text:line-number="0"/>
      <style:text-properties style:font-name="Liberation Serif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 style:font-weight-asian="normal" style:font-weight-complex="norma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6T23:29:57</meta:creation-date>
    <meta:generator>LibreOffice/6.0.7.3$Linux_X86_64 LibreOffice_project/00m0$Build-3</meta:generator>
    <dc:date>2020-02-08T00:47:58.568771717</dc:date>
    <meta:editing-duration>PT4H12M38S</meta:editing-duration>
    <meta:editing-cycles>138</meta:editing-cycles>
    <meta:document-statistic meta:table-count="0" meta:image-count="0" meta:object-count="0" meta:page-count="2" meta:paragraph-count="25" meta:word-count="304" meta:character-count="2424" meta:non-whitespace-character-count="2146"/>
  </office:meta>
</office:document-meta>
</file>